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000000020087C8783613FDC77A.png" manifest:media-type="image/png"/>
  <manifest:file-entry manifest:full-path="Pictures/100002010000020000000200E42D94E46BF74E42.png" manifest:media-type="image/png"/>
  <manifest:file-entry manifest:full-path="Pictures/100002010000019700000141CECA495A6C819AAD.png" manifest:media-type="image/png"/>
  <manifest:file-entry manifest:full-path="Pictures/100002010000020000000200177192225E7261F5.png" manifest:media-type="image/png"/>
  <manifest:file-entry manifest:full-path="Pictures/1000020100000171000000F8C9FC93F3D06C402A.png" manifest:media-type="image/png"/>
  <manifest:file-entry manifest:full-path="Pictures/100002010000020000000200A3153CE5F9E5F27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color="#000000" draw:fill-color="#4d4d4d" draw:textarea-horizontal-align="justify" draw:textarea-vertical-align="middle" draw:auto-grow-height="false" fo:min-height="0.002cm" fo:min-width="0cm"/>
    </style:style>
    <style:style style:name="gr4" style:family="graphic" style:parent-style-name="standard">
      <style:graphic-properties svg:stroke-color="#000000" draw:fill-color="#4d4d4d" draw:textarea-horizontal-align="justify" draw:textarea-vertical-align="middle" draw:auto-grow-height="false" fo:min-height="0.35cm" fo:min-width="9.738cm"/>
    </style:style>
    <style:style style:name="gr5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4d4d4d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3.941cm" svg:height="3.108cm" svg:x="3.247cm" svg:y="3.192cm">
          <draw:image xlink:href="Pictures/100002010000019700000141CECA495A6C819AAD.png" xlink:type="simple" xlink:show="embed" xlink:actuate="onLoad" loext:mime-type="image/png">
            <text:p/>
          </draw:image>
        </draw:frame>
        <draw:frame draw:style-name="gr1" draw:text-style-name="P1" draw:layer="layout" svg:width="2.843cm" svg:height="2.843cm" svg:x="12.233cm" svg:y="3.457cm">
          <draw:image xlink:href="Pictures/100002010000020000000200E42D94E46BF74E42.png" xlink:type="simple" xlink:show="embed" xlink:actuate="onLoad" loext:mime-type="image/png">
            <text:p/>
          </draw:image>
        </draw:frame>
        <draw:frame draw:style-name="gr2" draw:text-style-name="P1" draw:layer="layout" svg:width="2.709cm" svg:height="2.709cm" svg:x="19.874cm" svg:y="3.391cm">
          <draw:image xlink:href="Pictures/100002010000020000000200177192225E7261F5.png" xlink:type="simple" xlink:show="embed" xlink:actuate="onLoad" loext:mime-type="image/png">
            <text:p/>
          </draw:image>
        </draw:frame>
        <draw:frame draw:style-name="gr1" draw:text-style-name="P1" draw:layer="layout" svg:width="8.035cm" svg:height="5.4cm" svg:x="1.2cm" svg:y="7.328cm">
          <draw:image xlink:href="Pictures/1000020100000171000000F8C9FC93F3D06C402A.png" xlink:type="simple" xlink:show="embed" xlink:actuate="onLoad" loext:mime-type="image/png">
            <text:p/>
          </draw:image>
        </draw:frame>
        <draw:frame draw:style-name="gr1" draw:text-style-name="P1" draw:layer="layout" svg:width="2.909cm" svg:height="2.909cm" svg:x="12.2cm" svg:y="7.774cm">
          <draw:image xlink:href="Pictures/100002010000020000000200A3153CE5F9E5F27B.png" xlink:type="simple" xlink:show="embed" xlink:actuate="onLoad" loext:mime-type="image/png">
            <text:p/>
          </draw:image>
        </draw:frame>
        <draw:frame draw:style-name="gr1" draw:text-style-name="P1" draw:layer="layout" svg:width="6.143cm" svg:height="6.143cm" svg:x="18.257cm" svg:y="7.357cm">
          <draw:image xlink:href="Pictures/10000201000002000000020087C8783613FDC77A.png" xlink:type="simple" xlink:show="embed" xlink:actuate="onLoad" loext:mime-type="image/png">
            <text:p/>
          </draw:image>
        </draw:frame>
        <draw:custom-shape draw:style-name="gr3" draw:text-style-name="P2" draw:layer="layout" svg:width="1cm" svg:height="1cm" svg:x="4.8cm" svg:y="6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74.5549738219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cm" svg:height="1cm" svg:x="20.801cm" svg:y="6.6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074.5549738219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7cm" svg:height="1.2cm" svg:x="8cm" svg:y="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8:41:57.734881671</meta:creation-date>
    <dc:date>2020-02-10T18:55:20.823091313</dc:date>
    <meta:editing-duration>PT2M50S</meta:editing-duration>
    <meta:editing-cycles>1</meta:editing-cycles>
    <meta:document-statistic meta:object-count="32"/>
    <meta:generator>LibreOffice/6.2.0.2$Linux_X86_64 LibreOffice_project/20$Build-2</meta:generator>
  </office:meta>
</office:document-meta>
</file>